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164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085c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start" fo:margin-left="0c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4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padding-bottom="0.035cm" fo:padding-left="1cm" fo:padding-right="0.035cm" fo:padding-top="0.035cm" style:vertical-align="middle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none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weight="bold"/>
    </style:style>
    <style:style style:name="ce72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weight="bold" style:font-weight-asian="bold" style:font-weight-complex="bold"/>
    </style:style>
    <style:style style:name="ce73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style="normal" fo:font-weight="normal" style:font-weight-asian="normal" style:font-weight-complex="normal"/>
    </style:style>
    <style:style style:name="ce74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style="italic" fo:font-weight="bold"/>
    </style:style>
    <style:style style:name="ce75" style:family="table-cell" style:parent-style-name="Default" style:data-style-name="N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use-window-font-color="true" style:font-name="Verdana" fo:font-size="9pt" fo:font-weight="bold"/>
    </style:style>
    <style:style style:name="ce76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 style:font-weight-asian="bold" style:font-weight-complex="bold"/>
    </style:style>
    <style:style style:name="ce77" style:family="table-cell" style:parent-style-name="Default">
      <style:table-cell-properties fo:padding-bottom="0.035cm" fo:padding-left="0.035cm" fo:padding-right="0.035cm" fo:padding-top="0.3cm"/>
      <style:text-properties style:font-name="Verdana"/>
    </style:style>
    <style:style style:name="ce78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7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80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1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83" style:family="table-cell" style:parent-style-name="Default" style:data-style-name="N1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85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6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7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8" style:family="table-cell" style:parent-style-name="Default" style:data-style-name="N1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normal"/>
    </style:style>
    <style:style style:name="ce89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0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91" style:family="table-cell" style:parent-style-name="Default">
      <style:table-cell-properties style:shadow="#c0c0c0 0.076cm 0.076cm"/>
      <style:text-properties style:font-name="Verdana"/>
    </style:style>
    <style:style style:name="ce92" style:family="table-cell" style:parent-style-name="Default" style:data-style-name="N165">
      <style:table-cell-properties fo:border-bottom="none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3" style:family="table-cell" style:parent-style-name="Default" style:data-style-name="N165">
      <style:table-cell-properties fo:border-bottom="none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4" style:family="table-cell" style:parent-style-name="Default" style:data-style-name="N165">
      <style:table-cell-properties fo:border-bottom="none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95" style:family="table-cell" style:parent-style-name="Default" style:data-style-name="N165">
      <style:table-cell-properties fo:border-bottom="0.002cm solid #000000" fo:background-color="#e6e6e6" style:text-align-source="fix" style:repeat-content="false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6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97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 office:value-type="string">
            <text:p>Bon de livraison</text:p>
          </table:table-cell>
          <table:table-cell table:style-name="ce65"/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9" office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77" table:number-columns-repeated="2"/>
          <table:table-cell table:style-name="ce9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1" table:number-columns-repeated="6"/>
          <table:table-cell table:style-name="ce62" office:value-type="string">
            <text:p>21 place de la libération</text:p>
          </table:table-cell>
          <table:table-cell table:style-name="ce67"/>
          <table:table-cell table:number-columns-repeated="2"/>
          <table:table-cell table:style-name="ce9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Numéro </text:p>
          </table:table-cell>
          <table:table-cell table:style-name="ce12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number-columns-repeated="2"/>
          <table:table-cell table:style-name="ce9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3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 office:value-type="string">
            <text:p>80100 ABBEVILLE</text:p>
          </table:table-cell>
          <table:table-cell table:style-name="ce69"/>
          <table:table-cell table:style-name="ce78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Désignation</text:p>
          </table:table-cell>
          <table:table-cell table:style-name="ce30" table:number-columns-repeated="7"/>
          <table:table-cell table:style-name="ce79" office:value-type="string">
            <text:p>Qté</text:p>
          </table:table-cell>
          <table:table-cell table:style-name="ce30" office:value-type="string">
            <text:p>Qté livrée</text:p>
          </table:table-cell>
          <table:table-cell table:style-name="ce79" office:value-type="string">
            <text:p>Poids Total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1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2"/>
          <table:table-cell table:style-name="ce81"/>
          <table:table-cell table:style-name="ce86"/>
          <table:table-cell table:style-name="ce93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0"/>
          <table:table-cell table:style-name="ce87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9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3"/>
          <table:table-cell table:style-name="ce82"/>
          <table:table-cell table:style-name="ce88"/>
          <table:table-cell table:style-name="ce94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1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1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0"/>
          <table:table-cell table:style-name="ce87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4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1"/>
          <table:table-cell table:style-name="ce80"/>
          <table:table-cell table:style-name="ce87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0"/>
          <table:table-cell table:style-name="ce85"/>
          <table:table-cell table:style-name="ce92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5"/>
          <table:table-cell table:style-name="ce83"/>
          <table:table-cell table:style-name="ce89"/>
          <table:table-cell table:style-name="ce95"/>
          <table:table-cell table:style-name="ce97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6" office:value-type="string">
            <text:p>Poids Total</text:p>
          </table:table-cell>
          <table:table-cell table:style-name="ce84" table:number-columns-repeated="2"/>
          <table:table-cell table:style-name="ce96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6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8" table:number-rows-repeated="65427">
          <table:table-cell table:number-columns-repeated="256"/>
        </table:table-row>
        <table:table-row table:style-name="ro1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/06/2010</text:date>, <text:time>14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jonathan gricourt</meta:initial-creator>
    <meta:creation-date>2006-03-14T09:02:36</meta:creation-date>
    <dc:date>2010-06-16T14:43:23.08</dc:date>
    <meta:print-date>2007-05-16T16:33:43</meta:print-date>
    <meta:editing-cycles>213</meta:editing-cycles>
    <meta:editing-duration>PT29H41M10S</meta:editing-duration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